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Milestone 1 – Environment, Repo, and Project Structure</text:p>
      <text:p text:style-name="Standard"/>
      <text:p text:style-name="Standard">## Goals</text:p>
      <text:p text:style-name="Standard">- Confirm macOS + Apple Silicon prerequisites for running IB Gateway via Docker.</text:p>
      <text:p text:style-name="Standard">- Create the base project structure described in the technical specification.</text:p>
      <text:p text:style-name="Standard">- Initialize version control, base documentation, and a shared logging/error-handling strategy.</text:p>
      <text:p text:style-name="Standard">- Establish initial unit test infrastructure.</text:p>
      <text:p text:style-name="Standard"/>
      <text:p text:style-name="Standard">## Scope Mapping to Technical Spec</text:p>
      <text:p text:style-name="Standard">- Section 1 – Purpose &amp; Scope</text:p>
      <text:p text:style-name="Standard">- Section 3 – Hardware &amp; OS Requirements</text:p>
      <text:p text:style-name="Standard">- Section 4 – Directory Layout</text:p>
      <text:p text:style-name="Standard">- Parts of Section 9 – Development Best Practices (code organization, testing strategy)</text:p>
      <text:p text:style-name="Standard"/>
      <text:p text:style-name="Standard">## Tasks</text:p>
      <text:p text:style-name="Standard"/>
      <text:p text:style-name="Standard">### 1. OS, Tooling, and Accounts</text:p>
      <text:p text:style-name="Standard">- Verify:</text:p>
      <text:p text:style-name="Standard">- macOS Sequoia 15.6.1 running on Apple M2 Pro with 16 GB RAM.</text:p>
      <text:p text:style-name="Standard">- Docker Desktop installed with support for `linux/amd64` images.</text:p>
      <text:p text:style-name="Standard">- Docker Compose v2+ available (`docker compose version`).</text:p>
      <text:p text:style-name="Standard">- Confirm an **IBKR paper trading account** is active and credentials are available.</text:p>
      <text:p text:style-name="Standard">- Create/confirm a private Git repository for `local-ibkr-api`.</text:p>
      <text:p text:style-name="Standard"/>
      <text:p text:style-name="Standard">### 2. Create Base Directory Layout</text:p>
      <text:p text:style-name="Standard">- Create the directory structure:</text:p>
      <text:p text:style-name="Standard"/>
      <text:p text:style-name="Standard">```bash</text:p>
      <text:p text:style-name="Standard">mkdir -p local-ibkr-api/services/stocks-api/app/{routers,models,schemas}</text:p>
      <text:p text:style-name="Standard">mkdir -p local-ibkr-api/services/stocks-webapp/src/{components,pages}</text:p>
      <text:p text:style-name="Standard">mkdir -p local-ibkr-api/monitoring/grafana/dashboards</text:p>
      <text:p text:style-name="Standard">mkdir -p local-ibkr-api/nginx</text:p>
      <text:p text:style-name="Standard">```</text:p>
      <text:p text:style-name="Standard"/>
      <text:p text:style-name="Standard">- Add placeholder files:</text:p>
      <text:p text:style-name="Standard">- `docker-compose.yml`</text:p>
      <text:p text:style-name="Standard">- `services/stocks-api/Dockerfile`</text:p>
      <text:p text:style-name="Standard">- `services/stocks-api/app/main.py`</text:p>
      <text:p text:style-name="Standard">- `services/stocks-webapp/Dockerfile`</text:p>
      <text:p text:style-name="Standard">- `monitoring/prometheus.yml`</text:p>
      <text:p text:style-name="Standard">- `nginx/nginx.conf`</text:p>
      <text:p text:style-name="Standard">- Root `README.md` (high-level summary).</text:p>
      <text:p text:style-name="Standard"/>
      <text:p text:style-name="Standard">### 3. Python &amp; Node Environment</text:p>
      <text:p text:style-name="Standard">- Decide on global vs. container-only toolchains:</text:p>
      <text:p text:style-name="Standard">- Python 3.11+ (inside containers).</text:p>
      <text:p text:style-name="Standard">- Node.js (LTS) for React app builds.</text:p>
      <text:p text:style-name="Standard"><text:soft-page-break/>- Create a base FastAPI `pyproject.toml` or `requirements.txt`:</text:p>
      <text:p text:style-name="Standard">- `fastapi`, `uvicorn[standard]`, `pydantic`, `ib_insync`, `sqlalchemy`, `asyncpg`, `redis`, `prometheus_client`, `loguru` or `structlog`, `pytest`, `pytest-asyncio`.</text:p>
      <text:p text:style-name="Standard"/>
      <text:p text:style-name="Standard">### 4. Logging and Error-Handling Strategy (Cross-Cutting)</text:p>
      <text:p text:style-name="Standard">- Design a minimal logging standard (used in all milestones):</text:p>
      <text:p text:style-name="Standard">- JSON-structured logs.</text:p>
      <text:p text:style-name="Standard">- Levels: DEBUG, INFO, WARNING, ERROR.</text:p>
      <text:p text:style-name="Standard">- Include correlation IDs / request IDs in logs where possible.</text:p>
      <text:p text:style-name="Standard">- Define a base error model for API responses:</text:p>
      <text:p text:style-name="Standard">- `error_code`, `message`, `details`, `timestamp`.</text:p>
      <text:p text:style-name="Standard">- Define a global exception handler pattern for FastAPI (to be implemented in Milestone 3).</text:p>
      <text:p text:style-name="Standard"/>
      <text:p text:style-name="Standard">### 5. Testing Infrastructure</text:p>
      <text:p text:style-name="Standard">- Initialize `pytest` for `stocks-api`:</text:p>
      <text:p text:style-name="Standard">- Create `services/stocks-api/tests/__init__.py`.</text:p>
      <text:p text:style-name="Standard">- Add `pytest.ini` or `pyproject.toml` configuration.</text:p>
      <text:p text:style-name="Standard">- Add a minimal example test:</text:p>
      <text:p text:style-name="Standard"/>
      <text:p text:style-name="Standard">```python</text:p>
      <text:p text:style-name="Standard"># services/stocks-api/tests/test_sanity.py</text:p>
      <text:p text:style-name="Standard">def test_sanity():</text:p>
      <text:p text:style-name="Standard">assert 1 + 1 == 2</text:p>
      <text:p text:style-name="Standard">```</text:p>
      <text:p text:style-name="Standard"/>
      <text:p text:style-name="Standard">- Plan unit test layout:</text:p>
      <text:p text:style-name="Standard">- `tests/unit/` for pure functions &amp; classes.</text:p>
      <text:p text:style-name="Standard">- `tests/integration/` for DB/Redis/API tests.</text:p>
      <text:p text:style-name="Standard">- `tests/e2e/` for end-to-end trading workflows (future milestones).</text:p>
      <text:p text:style-name="Standard"/>
      <text:p text:style-name="Standard">## Checkpoint – Milestone 1</text:p>
      <text:p text:style-name="Standard"/>
      <text:p text:style-name="Standard">### Definition of Done</text:p>
      <text:p text:style-name="Standard">- Project directory structure exactly matches the technical spec.</text:p>
      <text:p text:style-name="Standard">- Git repo initialized with `.gitignore` tuned for Python, Node, and Docker.</text:p>
      <text:p text:style-name="Standard">- Base FastAPI and test dependencies declared.</text:p>
      <text:p text:style-name="Standard">- Logging/error-handling strategy documented in `README.md`.</text:p>
      <text:p text:style-name="Standard"/>
      <text:p text:style-name="Standard">### Test Plan</text:p>
      <text:p text:style-name="Standard">- Run `pytest` in `services/stocks-api` and confirm all tests pass.</text:p>
      <text:p text:style-name="Standard">- Confirm Docker and Docker Compose versions:</text:p>
      <text:p text:style-name="Standard">- `docker --version`</text:p>
      <text:p text:style-name="Standard">- `docker compose version`</text:p>
      <text:p text:style-name="Standard">- Validate directory structure programmatically or with a checklist.</text:p>
      <text:p text:style-name="Standard"/>
      <text:p text:style-name="Standard">### Planned Unit Tests</text:p>
      <text:p text:style-name="Standard">- `test_sanity` (already present) as a CI canary.</text:p>
      <text:p text:style-name="Standard"><text:soft-page-break/>- Once utility modules are added in later milestones, each helper/function will receive its own test under `tests/unit/`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># Milestone 2 – Docker Compose, IB Gateway Container, and Configuration</text:p>
      <text:p text:style-name="Standard"/>
      <text:p text:style-name="Standard">## Goals</text:p>
      <text:p text:style-name="Standard">- Implement Docker Compose stack with IB Gateway, Postgres, Redis, FastAPI, and webapp skeleton services.</text:p>
      <text:p text:style-name="Standard">- Correctly configure `platform: linux/amd64` for IB Gateway on Apple Silicon.</text:p>
      <text:p text:style-name="Standard">- Configure environment via `.env` including IBKR credentials and app secrets.</text:p>
      <text:p text:style-name="Standard">- Verify basic container lifecycle and health for non-IB services.</text:p>
      <text:p text:style-name="Standard"/>
      <text:p text:style-name="Standard">## Scope Mapping to Technical Spec</text:p>
      <text:p text:style-name="Standard">- Section 3 – Hardware &amp; OS Requirements</text:p>
      <text:p text:style-name="Standard">- Section 4 – Directory Layout</text:p>
      <text:p text:style-name="Standard">- Section 5 – Docker Compose – Local Integration</text:p>
      <text:p text:style-name="Standard">- Section 6 – Configuration &amp; Secrets</text:p>
      <text:p text:style-name="Standard">- Parts of Section 9 – Operational Best Practices (container management, resource limits later).</text:p>
      <text:p text:style-name="Standard"/>
      <text:p text:style-name="Standard">## Tasks</text:p>
      <text:p text:style-name="Standard"/>
      <text:p text:style-name="Standard">### 1. Create `.env` File</text:p>
      <text:p text:style-name="Standard">- In `local-ibkr-api/.env`:</text:p>
      <text:p text:style-name="Standard"/>
      <text:p text:style-name="Standard">```env</text:p>
      <text:p text:style-name="Standard">STOCKS_TWS_USERID=your_ibkr_username</text:p>
      <text:p text:style-name="Standard">STOCKS_TWS_PASSWORD=your_ibkr_password_or_ibc_macro</text:p>
      <text:p text:style-name="Standard">STOCKS_TRADING_MODE=paper</text:p>
      <text:p text:style-name="Standard">STOCKS_JWT_SECRET=super_long_random_secret</text:p>
      <text:p text:style-name="Standard">ENVIRONMENT=development</text:p>
      <text:p text:style-name="Standard">```</text:p>
      <text:p text:style-name="Standard"/>
      <text:p text:style-name="Standard">- Ensure `.gitignore` includes `.env`.</text:p>
      <text:p text:style-name="Standard"/>
      <text:p text:style-name="Standard">### 2. Implement Full `docker-compose.yml`</text:p>
      <text:p text:style-name="Standard">- Include all core services with details, volumes, and healthchecks:</text:p>
      <text:p text:style-name="Standard"/>
      <text:p text:style-name="Standard">- `stocks-ib-gateway` </text:p>
      <text:p text:style-name="Standard">- `platform: linux/amd64` </text:p>
      <text:p text:style-name="Standard">- `volumes: stocks-settings, stocks-logs` </text:p>
      <text:p text:style-name="Standard">- `healthcheck` (pgrep `ibgateway`) </text:p>
      <text:p text:style-name="Standard"><text:soft-page-break/>- Ports: `5001`, `5002`, `5900` bound to localhost.</text:p>
      <text:p text:style-name="Standard"/>
      <text:p text:style-name="Standard">- `postgres` </text:p>
      <text:p text:style-name="Standard">- `volumes: stocks-db-data:/var/lib/postgresql/data` </text:p>
      <text:p text:style-name="Standard">- Expose local dev port 5433.</text:p>
      <text:p text:style-name="Standard"/>
      <text:p text:style-name="Standard">- `redis` </text:p>
      <text:p text:style-name="Standard">- Expose local dev port 6380.</text:p>
      <text:p text:style-name="Standard"/>
      <text:p text:style-name="Standard">- `stocks-fastapi` </text:p>
      <text:p text:style-name="Standard">- Build from `services/stocks-api/Dockerfile` </text:p>
      <text:p text:style-name="Standard">- Environment variables for DB, Redis, IB Gateway host/port </text:p>
      <text:p text:style-name="Standard">- `volumes: stocks-api-logs:/app/logs`.</text:p>
      <text:p text:style-name="Standard"/>
      <text:p text:style-name="Standard">- `stocks-webapp` </text:p>
      <text:p text:style-name="Standard">- Build from `services/stocks-webapp/Dockerfile` </text:p>
      <text:p text:style-name="Standard">- `container_name: stocks-webapp` </text:p>
      <text:p text:style-name="Standard">- `REACT_APP_API_URL` and `REACT_APP_CONTAINER_TYPE=stocks`.</text:p>
      <text:p text:style-name="Standard"/>
      <text:p text:style-name="Standard">- Volume definitions:</text:p>
      <text:p text:style-name="Standard"/>
      <text:p text:style-name="Standard">```yaml</text:p>
      <text:p text:style-name="Standard">volumes:</text:p>
      <text:p text:style-name="Standard">stocks-settings:</text:p>
      <text:p text:style-name="Standard">stocks-logs:</text:p>
      <text:p text:style-name="Standard">stocks-api-logs:</text:p>
      <text:p text:style-name="Standard">stocks-db-data:</text:p>
      <text:p text:style-name="Standard">```</text:p>
      <text:p text:style-name="Standard"/>
      <text:p text:style-name="Standard">### 3. Minimal Dockerfiles for API and Webapp</text:p>
      <text:p text:style-name="Standard">- API Dockerfile:</text:p>
      <text:p text:style-name="Standard">- Base Python image</text:p>
      <text:p text:style-name="Standard">- Install dependencies</text:p>
      <text:p text:style-name="Standard">- Expose port 8000</text:p>
      <text:p text:style-name="Standard">- Entrypoint: `uvicorn app.main:app --host 0.0.0.0 --port 8000`</text:p>
      <text:p text:style-name="Standard"/>
      <text:p text:style-name="Standard">- Webapp Dockerfile:</text:p>
      <text:p text:style-name="Standard">- Node LTS base</text:p>
      <text:p text:style-name="Standard">- Install dependencies and build React app</text:p>
      <text:p text:style-name="Standard">- Use dev server or Nginx static assets for now.</text:p>
      <text:p text:style-name="Standard"/>
      <text:p text:style-name="Standard">### 4. IB Gateway / IBC Specifics</text:p>
      <text:p text:style-name="Standard">- Configure environment for IB Gateway container:</text:p>
      <text:p text:style-name="Standard">- `TRADING_MODE=paper`</text:p>
      <text:p text:style-name="Standard">- `TIME_ZONE=America/New_York`</text:p>
      <text:p text:style-name="Standard">- `AUTO_RESTART_TIME="01:00"`</text:p>
      <text:p text:style-name="Standard">- Confirm IBKR paper account login process (manual first using VNC, then automated in later <text:soft-page-break/>milestones).</text:p>
      <text:p text:style-name="Standard"/>
      <text:p text:style-name="Standard">### 5. Logging and Error Handling</text:p>
      <text:p text:style-name="Standard">- Ensure `stocks-fastapi` and `stocks-webapp` Dockerfiles:</text:p>
      <text:p text:style-name="Standard">- Write logs to `/app/logs` (for API).</text:p>
      <text:p text:style-name="Standard">- Log to stdout/stderr as primary sink (for container log collection).</text:p>
      <text:p text:style-name="Standard">- Define Docker logging driver and options if needed (e.g., json-file with size limits).</text:p>
      <text:p text:style-name="Standard"/>
      <text:p text:style-name="Standard">## Checkpoint – Milestone 2</text:p>
      <text:p text:style-name="Standard"/>
      <text:p text:style-name="Standard">### Definition of Done</text:p>
      <text:p text:style-name="Standard">- `docker compose up --build` starts all services without crash.</text:p>
      <text:p text:style-name="Standard">- Non-IB services (`postgres`, `redis`, `stocks-fastapi`, `stocks-webapp`) stay healthy.</text:p>
      <text:p text:style-name="Standard">- IB Gateway container runs and healthcheck passes once Gateway fully boots.</text:p>
      <text:p text:style-name="Standard"/>
      <text:p text:style-name="Standard">### Test Plan</text:p>
      <text:p text:style-name="Standard">- Run `docker compose ps` to verify all containers are `running`.</text:p>
      <text:p text:style-name="Standard">- Use `docker compose logs` to verify:</text:p>
      <text:p text:style-name="Standard">- No crash loops.</text:p>
      <text:p text:style-name="Standard">- Env variables resolved.</text:p>
      <text:p text:style-name="Standard">- Logs written correctly.</text:p>
      <text:p text:style-name="Standard">- Database connectivity dry-run:</text:p>
      <text:p text:style-name="Standard">- From `stocks-fastapi` container, run a simple DB connection script.</text:p>
      <text:p text:style-name="Standard">- Redis connectivity dry-run:</text:p>
      <text:p text:style-name="Standard">- From `stocks-fastapi` container, ping Redis.</text:p>
      <text:p text:style-name="Standard"/>
      <text:p text:style-name="Standard">### Planned Unit Tests</text:p>
      <text:p text:style-name="Standard">- Add `tests/unit/test_config.py`:</text:p>
      <text:p text:style-name="Standard">- Test environment variable loading logic.</text:p>
      <text:p text:style-name="Standard">- Test that configuration objects derive IB host/ports/db URLs correctly.</text:p>
      <text:p text:style-name="Standard">- Add `tests/unit/test_logging_setup.py`:</text:p>
      <text:p text:style-name="Standard">- Verify logging configuration (handlers, formats) builds without errors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># Milestone 3 – FastAPI Core App, Health Endpoint, and Base Logging</text:p>
      <text:p text:style-name="Standard"/>
      <text:p text:style-name="Standard">## Goals</text:p>
      <text:p text:style-name="Standard">- Implement the base FastAPI application with health endpoints.</text:p>
      <text:p text:style-name="Standard">- Integrate structured logging and global exception handling.</text:p>
      <text:p text:style-name="Standard">- Implement initial database and Redis connection wiring.</text:p>
      <text:p text:style-name="Standard">- Introduce Prometheus metrics scaffold.</text:p>
      <text:p text:style-name="Standard"/>
      <text:p text:style-name="Standard"><text:soft-page-break/>## Scope Mapping to Technical Spec</text:p>
      <text:p text:style-name="Standard">- Section 1 – Purpose &amp; Scope</text:p>
      <text:p text:style-name="Standard">- Section 2 – Core Components (FastAPI)</text:p>
      <text:p text:style-name="Standard">- Section 6 – Configuration &amp; Secrets</text:p>
      <text:p text:style-name="Standard">- Section 8 – Metrics Collection (initial hooks)</text:p>
      <text:p text:style-name="Standard">- Section 9 – Development &amp; Operational Best Practices</text:p>
      <text:p text:style-name="Standard"/>
      <text:p text:style-name="Standard">## Tasks</text:p>
      <text:p text:style-name="Standard"/>
      <text:p text:style-name="Standard">### 1. FastAPI `main.py`</text:p>
      <text:p text:style-name="Standard">- Implement an application factory pattern:</text:p>
      <text:p text:style-name="Standard">- Creates FastAPI app.</text:p>
      <text:p text:style-name="Standard">- Mounts routers (health, status).</text:p>
      <text:p text:style-name="Standard">- Adds middleware for:</text:p>
      <text:p text:style-name="Standard">- Request/response logging.</text:p>
      <text:p text:style-name="Standard">- Correlation ID injection.</text:p>
      <text:p text:style-name="Standard">- Exception handling.</text:p>
      <text:p text:style-name="Standard"/>
      <text:p text:style-name="Standard">- Add `/health` endpoint:</text:p>
      <text:p text:style-name="Standard">- Returns:</text:p>
      <text:p text:style-name="Standard">- `status: "ok"` or `"degraded"`</text:p>
      <text:p text:style-name="Standard">- `ib_gateway_connected: bool` (temporary stub)</text:p>
      <text:p text:style-name="Standard">- `db_connected: bool`</text:p>
      <text:p text:style-name="Standard">- `redis_connected: bool`</text:p>
      <text:p text:style-name="Standard"/>
      <text:p text:style-name="Standard">### 2. Configuration and Dependency Injection</text:p>
      <text:p text:style-name="Standard">- Implement a `config.py` module:</text:p>
      <text:p text:style-name="Standard">- Reads env vars for DB, Redis, IB host/ports, JWT secret, environment.</text:p>
      <text:p text:style-name="Standard">- Provides Pydantic `Settings` class.</text:p>
      <text:p text:style-name="Standard"/>
      <text:p text:style-name="Standard">- Implement dependency providers:</text:p>
      <text:p text:style-name="Standard">- `get_db_session()`</text:p>
      <text:p text:style-name="Standard">- `get_redis_client()`</text:p>
      <text:p text:style-name="Standard"/>
      <text:p text:style-name="Standard">### 3. Logging and Error Handling</text:p>
      <text:p text:style-name="Standard">- Implement central logging setup:</text:p>
      <text:p text:style-name="Standard">- Configure JSON logs with timestamp, level, logger name, and request ID.</text:p>
      <text:p text:style-name="Standard">- Add FastAPI exception handlers for:</text:p>
      <text:p text:style-name="Standard">- `HTTPException`</text:p>
      <text:p text:style-name="Standard">- Validation errors (`RequestValidationError`)</text:p>
      <text:p text:style-name="Standard">- Unhandled exceptions.</text:p>
      <text:p text:style-name="Standard"/>
      <text:p text:style-name="Standard">- Use structured log messages for:</text:p>
      <text:p text:style-name="Standard">- Request start/end.</text:p>
      <text:p text:style-name="Standard">- Errors with stack traces.</text:p>
      <text:p text:style-name="Standard"/>
      <text:p text:style-name="Standard">### 4. Prometheus Metrics Scaffold</text:p>
      <text:p text:style-name="Standard"><text:soft-page-break/>- Integrate `prometheus_client`:</text:p>
      <text:p text:style-name="Standard">- Create `REQUEST_COUNT`, `REQUEST_LATENCY` histograms/counters.</text:p>
      <text:p text:style-name="Standard">- Middleware to record:</text:p>
      <text:p text:style-name="Standard">- method, path, status_code, latency.</text:p>
      <text:p text:style-name="Standard">- Expose `/metrics` endpoint for Prometheus scraping.</text:p>
      <text:p text:style-name="Standard"/>
      <text:p text:style-name="Standard">## Checkpoint – Milestone 3</text:p>
      <text:p text:style-name="Standard"/>
      <text:p text:style-name="Standard">### Definition of Done</text:p>
      <text:p text:style-name="Standard">- FastAPI app runs inside `stocks-fastapi` container.</text:p>
      <text:p text:style-name="Standard">- `/health` and `/metrics` endpoints respond successfully.</text:p>
      <text:p text:style-name="Standard">- Logs appear in JSON format, include request IDs.</text:p>
      <text:p text:style-name="Standard">- DB and Redis connectivity checked in `/health` (or flagged as degraded).</text:p>
      <text:p text:style-name="Standard"/>
      <text:p text:style-name="Standard">### Test Plan</text:p>
      <text:p text:style-name="Standard">- `curl` or browser:</text:p>
      <text:p text:style-name="Standard">- `GET /health` → `200 OK`, structured JSON body.</text:p>
      <text:p text:style-name="Standard">- `GET /metrics` → Prometheus text output.</text:p>
      <text:p text:style-name="Standard">- Docker logs:</text:p>
      <text:p text:style-name="Standard">- Confirm request and error logs.</text:p>
      <text:p text:style-name="Standard"/>
      <text:p text:style-name="Standard">### Planned Unit Tests</text:p>
      <text:p text:style-name="Standard">- `tests/unit/test_config.py`:</text:p>
      <text:p text:style-name="Standard">- Verify `Settings` loads env values and defaults.</text:p>
      <text:p text:style-name="Standard"/>
      <text:p text:style-name="Standard">- `tests/unit/test_health_router.py`:</text:p>
      <text:p text:style-name="Standard">- Test `/health` response structure (using FastAPI TestClient).</text:p>
      <text:p text:style-name="Standard">- Simulate:</text:p>
      <text:p text:style-name="Standard">- healthy DB/Redis.</text:p>
      <text:p text:style-name="Standard">- failing DB/Redis.</text:p>
      <text:p text:style-name="Standard"/>
      <text:p text:style-name="Standard">- `tests/unit/test_logging_middleware.py`:</text:p>
      <text:p text:style-name="Standard">- Ensure middleware runs and returns proper response status.</text:p>
      <text:p text:style-name="Standard">- Confirm log entries include the expected fields (using a log handler stub)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># Milestone 4 – IBKR Client Integration (ib_insync Wrapper)</text:p>
      <text:p text:style-name="Standard"/>
      <text:p text:style-name="Standard">## Goals</text:p>
      <text:p text:style-name="Standard">- Implement a dedicated IBKR client wrapper for IB Gateway using `ib_insync`.</text:p>
      <text:p text:style-name="Standard">- Handle connection lifecycle, reconnect logic, basic market data, and simple orders.</text:p>
      <text:p text:style-name="Standard">- Add logging and error handling around IBKR operations.</text:p>
      <text:p text:style-name="Standard"><text:soft-page-break/>- Provide mocks to allow unit testing without a live gateway.</text:p>
      <text:p text:style-name="Standard"/>
      <text:p text:style-name="Standard">## Scope Mapping to Technical Spec</text:p>
      <text:p text:style-name="Standard">- Section 2 – Core Components (IB Gateway, FastAPI)</text:p>
      <text:p text:style-name="Standard">- Section 5 – Docker Compose (IB Gateway networking)</text:p>
      <text:p text:style-name="Standard">- Section 6 – Configuration &amp; Secrets</text:p>
      <text:p text:style-name="Standard">- Section 8 – Metrics Collection (IB connection status)</text:p>
      <text:p text:style-name="Standard">- Section 9 – Trading &amp; Performance Best Practices</text:p>
      <text:p text:style-name="Standard"/>
      <text:p text:style-name="Standard">## Tasks</text:p>
      <text:p text:style-name="Standard"/>
      <text:p text:style-name="Standard">### 1. IBKR Client Class</text:p>
      <text:p text:style-name="Standard">- Add `ib_client.py` with `IBKRClient` class:</text:p>
      <text:p text:style-name="Standard">- Responsibilities:</text:p>
      <text:p text:style-name="Standard">- Connect to IB Gateway (host, port, clientId).</text:p>
      <text:p text:style-name="Standard">- Track connection status.</text:p>
      <text:p text:style-name="Standard">- Provide methods:</text:p>
      <text:p text:style-name="Standard">- `connect()`, `disconnect()`</text:p>
      <text:p text:style-name="Standard">- `is_connected()`</text:p>
      <text:p text:style-name="Standard">- `place_order(contract, order)`</text:p>
      <text:p text:style-name="Standard">- `request_market_data(contract)`</text:p>
      <text:p text:style-name="Standard">- `cancel_market_data(contract)`</text:p>
      <text:p text:style-name="Standard"/>
      <text:p text:style-name="Standard">- Use robust logging for:</text:p>
      <text:p text:style-name="Standard">- Connection attempts and failures.</text:p>
      <text:p text:style-name="Standard">- Order submissions and responses.</text:p>
      <text:p text:style-name="Standard">- Market data subscription changes.</text:p>
      <text:p text:style-name="Standard"/>
      <text:p text:style-name="Standard">### 2. Reconnection Logic and Error Handling</text:p>
      <text:p text:style-name="Standard">- Implement retry/backoff on connection failure.</text:p>
      <text:p text:style-name="Standard">- Convert IBKR exceptions to internal error codes.</text:p>
      <text:p text:style-name="Standard">- Ensure that methods return typed results or raise well-defined application exceptions.</text:p>
      <text:p text:style-name="Standard"/>
      <text:p text:style-name="Standard">### 3. Prometheus Metrics</text:p>
      <text:p text:style-name="Standard">- Add gauges/counters:</text:p>
      <text:p text:style-name="Standard">- `ib_connection_status` (0/1).</text:p>
      <text:p text:style-name="Standard">- `ib_orders_total`.</text:p>
      <text:p text:style-name="Standard">- `ib_order_errors_total`.</text:p>
      <text:p text:style-name="Standard">- `ib_market_data_subscriptions`.</text:p>
      <text:p text:style-name="Standard"/>
      <text:p text:style-name="Standard">### 4. Mocks and Testability</text:p>
      <text:p text:style-name="Standard">- Define an `IBKRClientProtocol` or interface.</text:p>
      <text:p text:style-name="Standard">- Implement a `MockIBKRClient` for unit tests:</text:p>
      <text:p text:style-name="Standard">- Fake order IDs, fills, and connection states.</text:p>
      <text:p text:style-name="Standard">- Inject client via FastAPI dependencies for easy swapping between real and mock.</text:p>
      <text:p text:style-name="Standard"/>
      <text:p text:style-name="Standard">## Checkpoint – Milestone 4</text:p>
      <text:p text:style-name="Standard"><text:soft-page-break/></text:p>
      <text:p text:style-name="Standard">### Definition of Done</text:p>
      <text:p text:style-name="Standard">- `IBKRClient` can connect to a **paper** IB Gateway when running full stack.</text:p>
      <text:p text:style-name="Standard">- Simple round-trip:</text:p>
      <text:p text:style-name="Standard">- Request market data for a known symbol (e.g. AAPL).</text:p>
      <text:p text:style-name="Standard">- Place a tiny paper trade (e.g. 1 share).</text:p>
      <text:p text:style-name="Standard">- Logs and metrics show connection status and order events.</text:p>
      <text:p text:style-name="Standard"/>
      <text:p text:style-name="Standard">### Test Plan</text:p>
      <text:p text:style-name="Standard">- Live (paper) tests:</text:p>
      <text:p text:style-name="Standard">- Start full Docker stack.</text:p>
      <text:p text:style-name="Standard">- Use an internal script or temporary endpoint to:</text:p>
      <text:p text:style-name="Standard">- Connect to IB.</text:p>
      <text:p text:style-name="Standard">- Place and cancel a test order.</text:p>
      <text:p text:style-name="Standard">- Observability:</text:p>
      <text:p text:style-name="Standard">- Check logs for connect/disconnect, order placement.</text:p>
      <text:p text:style-name="Standard">- Check Prometheus metrics for `ib_connection_status`.</text:p>
      <text:p text:style-name="Standard"/>
      <text:p text:style-name="Standard">### Planned Unit Tests</text:p>
      <text:p text:style-name="Standard">- `tests/unit/test_ib_client.py`:</text:p>
      <text:p text:style-name="Standard">- Test `connect`/`disconnect` with mocked ib_insync.</text:p>
      <text:p text:style-name="Standard">- Test behavior when gateway is unavailable (exceptions, retries).</text:p>
      <text:p text:style-name="Standard">- Test `place_order` happy path and failure path.</text:p>
      <text:p text:style-name="Standard">- `tests/unit/test_mock_ib_client.py`:</text:p>
      <text:p text:style-name="Standard">- Ensure mock client implements protocol and returns deterministic results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># Milestone 5 – Trading API Endpoints and Domain Logic</text:p>
      <text:p text:style-name="Standard"/>
      <text:p text:style-name="Standard">## Goals</text:p>
      <text:p text:style-name="Standard">- Implement main FastAPI trading endpoints for orders, positions, and account info.</text:p>
      <text:p text:style-name="Standard">- Add domain models and Pydantic schemas.</text:p>
      <text:p text:style-name="Standard">- Integrate risk checks and validation (pre-trade).</text:p>
      <text:p text:style-name="Standard">- Ensure each endpoint is fully tested with unit and integration tests.</text:p>
      <text:p text:style-name="Standard"/>
      <text:p text:style-name="Standard">## Scope Mapping to Technical Spec</text:p>
      <text:p text:style-name="Standard">- Section 2 – Core Components (stocks-fastapi)</text:p>
      <text:p text:style-name="Standard">- Sections 8 &amp; 9 – Business metrics, development and trading best practices</text:p>
      <text:p text:style-name="Standard"/>
      <text:p text:style-name="Standard">## Tasks</text:p>
      <text:p text:style-name="Standard"/>
      <text:p text:style-name="Standard">### 1. Data Models and Schemas</text:p>
      <text:p text:style-name="Standard"><text:soft-page-break/>- SQLAlchemy models for:</text:p>
      <text:p text:style-name="Standard">- Orders</text:p>
      <text:p text:style-name="Standard">- Fills</text:p>
      <text:p text:style-name="Standard">- Positions snapshots</text:p>
      <text:p text:style-name="Standard">- Accounts and PnL snapshots</text:p>
      <text:p text:style-name="Standard"/>
      <text:p text:style-name="Standard">- Pydantic schemas:</text:p>
      <text:p text:style-name="Standard">- `OrderRequest`, `OrderResponse`</text:p>
      <text:p text:style-name="Standard">- `Position`, `AccountSummary`</text:p>
      <text:p text:style-name="Standard">- `ErrorResponse`</text:p>
      <text:p text:style-name="Standard"/>
      <text:p text:style-name="Standard">### 2. Router Implementation</text:p>
      <text:p text:style-name="Standard">- `/orders`:</text:p>
      <text:p text:style-name="Standard">- `POST /orders` – place order (market, limit; more types later).</text:p>
      <text:p text:style-name="Standard">- `GET /orders` – list orders.</text:p>
      <text:p text:style-name="Standard">- `GET /orders/{order_id}` – detailed status.</text:p>
      <text:p text:style-name="Standard"/>
      <text:p text:style-name="Standard">- `/positions`:</text:p>
      <text:p text:style-name="Standard">- `GET /positions` – current open positions.</text:p>
      <text:p text:style-name="Standard"/>
      <text:p text:style-name="Standard">- `/accounts`:</text:p>
      <text:p text:style-name="Standard">- `GET /accounts/{account_id}/pnl`</text:p>
      <text:p text:style-name="Standard">- `GET /accounts/{account_id}/summary`</text:p>
      <text:p text:style-name="Standard"/>
      <text:p text:style-name="Standard">- Add risk checks:</text:p>
      <text:p text:style-name="Standard">- Validate notional size against limits.</text:p>
      <text:p text:style-name="Standard">- Ensure symbol is allowed.</text:p>
      <text:p text:style-name="Standard">- Enforce max leverage (if applicable).</text:p>
      <text:p text:style-name="Standard"/>
      <text:p text:style-name="Standard">### 3. Logging and Error Handling</text:p>
      <text:p text:style-name="Standard">- Log each inbound order request and final IBKR result.</text:p>
      <text:p text:style-name="Standard">- Log risk-check failures as WARN (not ERROR).</text:p>
      <text:p text:style-name="Standard">- Convert IBKR errors to clean `ErrorResponse` with `error_code`.</text:p>
      <text:p text:style-name="Standard"/>
      <text:p text:style-name="Standard">### 4. Metrics</text:p>
      <text:p text:style-name="Standard">- Business metrics:</text:p>
      <text:p text:style-name="Standard">- `orders_total` (by type).</text:p>
      <text:p text:style-name="Standard">- `order_latency_seconds`.</text:p>
      <text:p text:style-name="Standard">- `active_positions_total`.</text:p>
      <text:p text:style-name="Standard">- `pnl_unrealized_total`.</text:p>
      <text:p text:style-name="Standard"/>
      <text:p text:style-name="Standard">## Checkpoint – Milestone 5</text:p>
      <text:p text:style-name="Standard"/>
      <text:p text:style-name="Standard">### Definition of Done</text:p>
      <text:p text:style-name="Standard">- Endpoints implemented and surfaced in `/docs` (Swagger UI).</text:p>
      <text:p text:style-name="Standard">- Orders can be placed to IBKR paper and recorded in Postgres.</text:p>
      <text:p text:style-name="Standard">- Positions and account info endpoints return meaningful data.</text:p>
      <text:p text:style-name="Standard"><text:soft-page-break/></text:p>
      <text:p text:style-name="Standard">### Test Plan</text:p>
      <text:p text:style-name="Standard">- Use FastAPI TestClient to:</text:p>
      <text:p text:style-name="Standard">- POST a sample order and inspect the response.</text:p>
      <text:p text:style-name="Standard">- GET orders and positions list.</text:p>
      <text:p text:style-name="Standard">- Integration tests using `MockIBKRClient`:</text:p>
      <text:p text:style-name="Standard">- Validate that DB entries are created correctly.</text:p>
      <text:p text:style-name="Standard">- Validate failure paths.</text:p>
      <text:p text:style-name="Standard"/>
      <text:p text:style-name="Standard">### Planned Unit Tests</text:p>
      <text:p text:style-name="Standard">- `tests/unit/test_orders_router.py`</text:p>
      <text:p text:style-name="Standard">- Validation of incoming `OrderRequest`.</text:p>
      <text:p text:style-name="Standard">- Risk-check failures.</text:p>
      <text:p text:style-name="Standard">- `tests/unit/test_positions_router.py`</text:p>
      <text:p text:style-name="Standard">- `tests/unit/test_accounts_router.py`</text:p>
      <text:p text:style-name="Standard">- `tests/integration/test_orders_ib_mock.py`</text:p>
      <text:p text:style-name="Standard">- End-to-end order flow with mock IB client and real DB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># Milestone 6 – React Web UI</text:p>
      <text:p text:style-name="Standard"/>
      <text:p text:style-name="Standard">## Goals</text:p>
      <text:p text:style-name="Standard">- Implement a React UI that interacts with the FastAPI backend.</text:p>
      <text:p text:style-name="Standard">- Provide pages for dashboard, positions, orders, and basic monitoring.</text:p>
      <text:p text:style-name="Standard">- Incorporate client-side validation, error display, and logging hooks.</text:p>
      <text:p text:style-name="Standard"/>
      <text:p text:style-name="Standard">## Scope Mapping to Technical Spec</text:p>
      <text:p text:style-name="Standard">- Section 2 – Core Components (stocks-webapp)</text:p>
      <text:p text:style-name="Standard">- Section 4 – Directory Layout</text:p>
      <text:p text:style-name="Standard">- Section 9 – Development and Trading Best Practices (user-facing workflows)</text:p>
      <text:p text:style-name="Standard"/>
      <text:p text:style-name="Standard">## Tasks</text:p>
      <text:p text:style-name="Standard"/>
      <text:p text:style-name="Standard">### 1. React App Skeleton</text:p>
      <text:p text:style-name="Standard">- Initialize React app inside `services/stocks-webapp`.</text:p>
      <text:p text:style-name="Standard">- Configure `REACT_APP_API_URL` and `REACT_APP_CONTAINER_TYPE=stocks`.</text:p>
      <text:p text:style-name="Standard"/>
      <text:p text:style-name="Standard">### 2. Pages and Components</text:p>
      <text:p text:style-name="Standard">- `DashboardPage`:</text:p>
      <text:p text:style-name="Standard">- High-level account value, open PnL, and recent activity.</text:p>
      <text:p text:style-name="Standard"/>
      <text:p text:style-name="Standard">- `OrdersPage`:</text:p>
      <text:p text:style-name="Standard"><text:soft-page-break/>- New order ticket form.</text:p>
      <text:p text:style-name="Standard">- Order history table.</text:p>
      <text:p text:style-name="Standard"/>
      <text:p text:style-name="Standard">- `PositionsPage`:</text:p>
      <text:p text:style-name="Standard">- Open positions table.</text:p>
      <text:p text:style-name="Standard">- Basic filtering and sorting.</text:p>
      <text:p text:style-name="Standard"/>
      <text:p text:style-name="Standard">### 3. API Client and Error Handling</text:p>
      <text:p text:style-name="Standard">- Implement a small API client wrapper:</text:p>
      <text:p text:style-name="Standard">- Centralizes base URL and headers.</text:p>
      <text:p text:style-name="Standard">- Handles JSON parsing and error translation.</text:p>
      <text:p text:style-name="Standard"/>
      <text:p text:style-name="Standard">- Global error boundary:</text:p>
      <text:p text:style-name="Standard">- Displays user-friendly messages.</text:p>
      <text:p text:style-name="Standard">- Logs details to console (and optionally to backend later).</text:p>
      <text:p text:style-name="Standard"/>
      <text:p text:style-name="Standard">### 4. UI Tests</text:p>
      <text:p text:style-name="Standard">- Use Jest + React Testing Library:</text:p>
      <text:p text:style-name="Standard">- Test rendering of pages.</text:p>
      <text:p text:style-name="Standard">- Test validation behavior for order form.</text:p>
      <text:p text:style-name="Standard">- Test that API calls are made correctly (mock fetch/axios).</text:p>
      <text:p text:style-name="Standard"/>
      <text:p text:style-name="Standard">## Checkpoint – Milestone 6</text:p>
      <text:p text:style-name="Standard"/>
      <text:p text:style-name="Standard">### Definition of Done</text:p>
      <text:p text:style-name="Standard">- Frontend can:</text:p>
      <text:p text:style-name="Standard">- Fetch positions and orders from backend.</text:p>
      <text:p text:style-name="Standard">- Place a simple market/limit order via UI.</text:p>
      <text:p text:style-name="Standard">- Basic error messages shown for failure cases.</text:p>
      <text:p text:style-name="Standard"/>
      <text:p text:style-name="Standard">### Test Plan</text:p>
      <text:p text:style-name="Standard">- Manual E2E test:</text:p>
      <text:p text:style-name="Standard">- Start full stack.</text:p>
      <text:p text:style-name="Standard">- Open `http://localhost:3001`.</text:p>
      <text:p text:style-name="Standard">- Place a test paper order; confirm in:</text:p>
      <text:p text:style-name="Standard">- UI</text:p>
      <text:p text:style-name="Standard">- DB</text:p>
      <text:p text:style-name="Standard">- IBKR TWS / Account.</text:p>
      <text:p text:style-name="Standard"/>
      <text:p text:style-name="Standard">### Planned Unit Tests</text:p>
      <text:p text:style-name="Standard">- `src/__tests__/DashboardPage.test.tsx`</text:p>
      <text:p text:style-name="Standard">- `src/__tests__/OrdersPage.test.tsx`</text:p>
      <text:p text:style-name="Standard">- `src/__tests__/PositionsPage.test.tsx`</text:p>
      <text:p text:style-name="Standard">- API client tests for success and failure paths.</text:p>
      <text:p text:style-name="Standard"/>
      <text:p text:style-name="Standard">---</text:p>
      <text:p text:style-name="Standard"/>
      <text:p text:style-name="Standard"><text:soft-page-break/></text:p>
      <text:p text:style-name="Standard">================================================================================</text:p>
      <text:p text:style-name="Standard"/>
      <text:p text:style-name="Standard"># Milestone 7 – Monitoring, Metrics, and Alerting</text:p>
      <text:p text:style-name="Standard"/>
      <text:p text:style-name="Standard">## Goals</text:p>
      <text:p text:style-name="Standard">- Fully instrument the system with Prometheus metrics.</text:p>
      <text:p text:style-name="Standard">- Add Grafana dashboards for system, trading, and business metrics.</text:p>
      <text:p text:style-name="Standard">- Design alerting rules for critical and warning situations.</text:p>
      <text:p text:style-name="Standard"/>
      <text:p text:style-name="Standard">## Scope Mapping to Technical Spec</text:p>
      <text:p text:style-name="Standard">- Section 8 – Metrics Collection</text:p>
      <text:p text:style-name="Standard">- Section 9 – Operational and Performance Best Practices</text:p>
      <text:p text:style-name="Standard"/>
      <text:p text:style-name="Standard">## Tasks</text:p>
      <text:p text:style-name="Standard"/>
      <text:p text:style-name="Standard">### 1. Prometheus Setup</text:p>
      <text:p text:style-name="Standard">- Configure `monitoring/prometheus.yml`:</text:p>
      <text:p text:style-name="Standard">- Scrape `stocks-fastapi:8000` for `/metrics`.</text:p>
      <text:p text:style-name="Standard">- Scrape other services if needed (custom exporters).</text:p>
      <text:p text:style-name="Standard"/>
      <text:p text:style-name="Standard">### 2. Metrics Implementation</text:p>
      <text:p text:style-name="Standard">- System metrics:</text:p>
      <text:p text:style-name="Standard">- `api_requests_total`</text:p>
      <text:p text:style-name="Standard">- `api_request_duration_seconds`</text:p>
      <text:p text:style-name="Standard">- `ib_connection_status`</text:p>
      <text:p text:style-name="Standard"/>
      <text:p text:style-name="Standard">- Business metrics:</text:p>
      <text:p text:style-name="Standard">- `orders_total`</text:p>
      <text:p text:style-name="Standard">- `order_latency_seconds`</text:p>
      <text:p text:style-name="Standard">- `active_positions_total`</text:p>
      <text:p text:style-name="Standard">- `pnl_unrealized_total`</text:p>
      <text:p text:style-name="Standard"/>
      <text:p text:style-name="Standard">### 3. Grafana Dashboards</text:p>
      <text:p text:style-name="Standard">- Create dashboards for:</text:p>
      <text:p text:style-name="Standard">- API performance.</text:p>
      <text:p text:style-name="Standard">- Gateway connection stability.</text:p>
      <text:p text:style-name="Standard">- Order volumes and rejection rates.</text:p>
      <text:p text:style-name="Standard">- CPU/memory/disk (via node exporter if desired).</text:p>
      <text:p text:style-name="Standard"/>
      <text:p text:style-name="Standard">### 4. Alerting Rules</text:p>
      <text:p text:style-name="Standard">- Critical Alerts</text:p>
      <text:p text:style-name="Standard">- IB Gateway connection loss.</text:p>
      <text:p text:style-name="Standard">- Database connection failure.</text:p>
      <text:p text:style-name="Standard">- High order rejection rate.</text:p>
      <text:p text:style-name="Standard">- Position limit breaches.</text:p>
      <text:p text:style-name="Standard"><text:soft-page-break/>- Unusual P&amp;L moves.</text:p>
      <text:p text:style-name="Standard"/>
      <text:p text:style-name="Standard">- Warning Alerts</text:p>
      <text:p text:style-name="Standard">- High API latency.</text:p>
      <text:p text:style-name="Standard">- Low disk space.</text:p>
      <text:p text:style-name="Standard">- Memory &gt; 80%.</text:p>
      <text:p text:style-name="Standard">- Failed authentication attempts.</text:p>
      <text:p text:style-name="Standard">- Market data feed delays.</text:p>
      <text:p text:style-name="Standard"/>
      <text:p text:style-name="Standard">## Checkpoint – Milestone 7</text:p>
      <text:p text:style-name="Standard"/>
      <text:p text:style-name="Standard">### Definition of Done</text:p>
      <text:p text:style-name="Standard">- Prometheus successfully scrapes metrics.</text:p>
      <text:p text:style-name="Standard">- Grafana dashboards display real-time data.</text:p>
      <text:p text:style-name="Standard">- Prototype alerting rules defined (even if using local alertmanager or manual review).</text:p>
      <text:p text:style-name="Standard"/>
      <text:p text:style-name="Standard">### Test Plan</text:p>
      <text:p text:style-name="Standard">- Force test conditions:</text:p>
      <text:p text:style-name="Standard">- Stop IB Gateway → verify `ib_connection_status` drops and chart reflects it.</text:p>
      <text:p text:style-name="Standard">- Generate load → inspect request latency histograms.</text:p>
      <text:p text:style-name="Standard">- Validate metric labels for correctness and consistency.</text:p>
      <text:p text:style-name="Standard"/>
      <text:p text:style-name="Standard">### Planned Unit Tests</text:p>
      <text:p text:style-name="Standard">- Tests around metric helper functions:</text:p>
      <text:p text:style-name="Standard">- Ensure helper wraps increments and observations correctly.</text:p>
      <text:p text:style-name="Standard">- Tests to verify `/metrics` endpoint remains functional under load (integration)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># Milestone 8 – Risk Management, Trading &amp; Performance Hardening, Final Checkpoint</text:p>
      <text:p text:style-name="Standard"/>
      <text:p text:style-name="Standard">## Goals</text:p>
      <text:p text:style-name="Standard">- Implement trading risk management controls.</text:p>
      <text:p text:style-name="Standard">- Add performance optimizations (connection pooling, caching, async operations).</text:p>
      <text:p text:style-name="Standard">- Validate limitations and behaviors from the technical spec.</text:p>
      <text:p text:style-name="Standard">- Run full end-to-end test plans and finalize documentation.</text:p>
      <text:p text:style-name="Standard"/>
      <text:p text:style-name="Standard">## Scope Mapping to Technical Spec</text:p>
      <text:p text:style-name="Standard">- Section 9 – Trading, Operational, Performance &amp; Security Best Practices</text:p>
      <text:p text:style-name="Standard">- Section 10 – Limitations</text:p>
      <text:p text:style-name="Standard"/>
      <text:p text:style-name="Standard">## Tasks</text:p>
      <text:p text:style-name="Standard"/>
      <text:p text:style-name="Standard"><text:soft-page-break/>### 1. Risk Management Features</text:p>
      <text:p text:style-name="Standard">- Implement:</text:p>
      <text:p text:style-name="Standard">- Stop-loss order support (or synthetic stop-loss logic).</text:p>
      <text:p text:style-name="Standard">- Circuit breaker:</text:p>
      <text:p text:style-name="Standard">- Halt trading if account P&amp;L drops beyond threshold.</text:p>
      <text:p text:style-name="Standard">- Halt trading on repeated order rejections.</text:p>
      <text:p text:style-name="Standard"/>
      <text:p text:style-name="Standard">- Add pre-trade compliance checks:</text:p>
      <text:p text:style-name="Standard">- Position and notional limits.</text:p>
      <text:p text:style-name="Standard">- Instrument whitelist/blacklist.</text:p>
      <text:p text:style-name="Standard"/>
      <text:p text:style-name="Standard">### 2. Performance Optimizations</text:p>
      <text:p text:style-name="Standard">- API optimization:</text:p>
      <text:p text:style-name="Standard">- Connection pooling for DB.</text:p>
      <text:p text:style-name="Standard">- Efficient use of the IBKR client (reuse, not reconnect per request).</text:p>
      <text:p text:style-name="Standard">- Async endpoints where beneficial.</text:p>
      <text:p text:style-name="Standard"/>
      <text:p text:style-name="Standard">- DB optimization:</text:p>
      <text:p text:style-name="Standard">- Add indexes for hot queries (orders by time, symbol, status).</text:p>
      <text:p text:style-name="Standard">- Implement archival strategy for old data.</text:p>
      <text:p text:style-name="Standard"/>
      <text:p text:style-name="Standard">### 3. Security Hardening</text:p>
      <text:p text:style-name="Standard">- Confirm:</text:p>
      <text:p text:style-name="Standard">- No secrets in logs.</text:p>
      <text:p text:style-name="Standard">- `ENVIRONMENT` controls debug/trace behavior.</text:p>
      <text:p text:style-name="Standard">- JWT auth and roles (admin/trader/viewer) are enforced.</text:p>
      <text:p text:style-name="Standard"/>
      <text:p text:style-name="Standard">### 4. Limitations Validation</text:p>
      <text:p text:style-name="Standard">- Validate practical impact of:</text:p>
      <text:p text:style-name="Standard">- IBKR 50 msg/sec and pacing rules.</text:p>
      <text:p text:style-name="Standard">- Daily restart behavior of IB Gateway.</text:p>
      <text:p text:style-name="Standard">- Memory and CPU usage of containers.</text:p>
      <text:p text:style-name="Standard"/>
      <text:p text:style-name="Standard">## Final Checkpoint – Milestone 8</text:p>
      <text:p text:style-name="Standard"/>
      <text:p text:style-name="Standard">### Definition of Done</text:p>
      <text:p text:style-name="Standard">- System is stable for day-long paper trading sessions.</text:p>
      <text:p text:style-name="Standard">- Risk controls and circuit breakers function as intended.</text:p>
      <text:p text:style-name="Standard">- Monitoring and logging provide enough visibility to diagnose issues.</text:p>
      <text:p text:style-name="Standard"/>
      <text:p text:style-name="Standard">### Final Test Plan</text:p>
      <text:p text:style-name="Standard">- End-to-end trading simulation:</text:p>
      <text:p text:style-name="Standard">- Place a batch of orders (various types).</text:p>
      <text:p text:style-name="Standard">- Simulate adverse P&amp;L to trigger risk limits.</text:p>
      <text:p text:style-name="Standard">- Confirm behavior under partial failures (e.g., DB temporarily unavailable).</text:p>
      <text:p text:style-name="Standard"/>
      <text:p text:style-name="Standard">- Run:</text:p>
      <text:p text:style-name="Standard"><text:soft-page-break/>- Full unit test suite (`pytest` for API, Jest for webapp).</text:p>
      <text:p text:style-name="Standard">- Integration tests with mock IB client.</text:p>
      <text:p text:style-name="Standard">- Selective paper tests against real IB Gateway.</text:p>
      <text:p text:style-name="Standard"/>
      <text:p text:style-name="Standard">### Planned Unit Tests</text:p>
      <text:p text:style-name="Standard">- Additional tests for:</text:p>
      <text:p text:style-name="Standard">- Risk-check functions (max loss, max size).</text:p>
      <text:p text:style-name="Standard">- Circuit breaker behavior.</text:p>
      <text:p text:style-name="Standard">- Performance helper functions (caching, batching).</text:p>
      <text:p text:style-name="Standard"/>
      <text:p text:style-name="Standard">---</text:p>
      <text:p text:style-name="Standard"/>
      <text:p text:style-name="Standard"/>
      <text:p text:style-name="Standard">================================================================================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MacOSX_AARCH64 LibreOffice_project/dd47e4b30cb7dab30588d6c79c651f218165e3c5</meta:generator>
    <dc:date>2025-12-10T21:51:51.374498707</dc:date>
    <meta:editing-duration>PT1M48S</meta:editing-duration>
    <meta:editing-cycles>1</meta:editing-cycles>
    <meta:document-statistic meta:table-count="0" meta:image-count="0" meta:object-count="0" meta:page-count="16" meta:paragraph-count="556" meta:word-count="2992" meta:character-count="21218" meta:non-whitespace-character-count="18724"/>
  </office:meta>
</office:document-meta>
</file>